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5-11-1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5-09-0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5-08-0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5-06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5-05-2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5-04-2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5-01-1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4-11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4-09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4-06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4-05-3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4-04-1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4-01-2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3-11-13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3-08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3-06-2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3-04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3-03-1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3-01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2-11-1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2-09-1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2-06-1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1-09-2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20-09-2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19-09-1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18-09-2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17-09-1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16-09-1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15-09-1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14-09-1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13-09-2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13-04-1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12-09-2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12-04-2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11-09-1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1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10-10-0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9-10-15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8-09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8-04-1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7-09-2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6-09-19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5-04-2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4-10-2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4-04-0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3-05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3-04-1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2-10-2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2-09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2-05-14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2-04-0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1-10-2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1-09-2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1-05-0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1-04-1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0-10-1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0-09-2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0-09-1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0-05-2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2000-04-1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9-10-0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9-08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9-05-1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9-04-1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8-11-0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8-10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8-09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8-05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7-10-1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7-09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7-06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7-04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6-10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6-05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6-05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6-04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5-12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5-11-1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5-09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5-04-2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5-03-2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4-10-1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4-09-1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4-09-1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4-05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4-04-2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2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90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6-03-2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2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2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0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0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7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7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7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7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7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7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7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3076333001</text:p>
          </table:table-cell>
          <table:table-cell office:value-type="string" calcext:value-type="string">
            <text:p>AA De <text:s/>95</text:p>
          </table:table-cell>
          <table:table-cell office:value-type="string" calcext:value-type="string">
            <text:p>196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6" meta:object-count="0"/>
    <meta:user-defined meta:name="AppVersion">3.0</meta:user-defined>
  </office:meta>
</office:document-meta>
</file>